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9a88" officeooo:paragraph-rsid="00079a88"/>
    </style:style>
    <style:style style:name="P2" style:family="paragraph" style:parent-style-name="Standard">
      <style:text-properties officeooo:rsid="00096a53" officeooo:paragraph-rsid="00096a53"/>
    </style:style>
    <style:style style:name="T1" style:family="text">
      <style:text-properties officeooo:rsid="00096a53"/>
    </style:style>
    <style:style style:name="T2" style:family="text">
      <style:text-properties officeooo:rsid="00096b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tin is in town center and he needs a taxi to come back home. So he log in the application and click on the button “call for a taxi”, and he choose an immediate call. Then he decides to use his actual position as pick up address. The system use the gps signal of the mobile phone to find out his position and send the call to the first taxi driver in the queue of the corresponding zone. The taxi driver receives a notification of the incoming call, and he sees that the caller is named Martin Muller and he has 2 past calls, and none of them is blank. So he decides to accept the call, and click on the “accept” button on his device. The system calculates that the taxi will need approximately 6 minutes to reach the pick up place, and send a notification to Martin with this estimated arriving time. Martin can wait the 6 minutes so he decides to confirm the call, pressing the button on the application. The system removes the taxi driver from the queue and send to him a notification of the confirmed call. So he drives to the pick up place and then he brings the user to his final destination. Finally, he press the button “available” on his device to signal to the system that the ride is completed and he can accept new passengers again. The system use the gps signal of the taxi to find out the new Zone of the taxi, and then put the driver at the end of the corrisponding queue.</text:p>
      <text:p text:style-name="P1"/>
      <text:p text:style-name="P1"/>
      <text:p text:style-name="P1"/>
      <text:p text:style-name="P1">Silvia has just bought a flight ticket for next Monday, 9th of November, and she realizes that she will need a taxi to reach the airport. So, after logging in the application, she decide to reserve a taxi for that day. She press the button “call a taxi” and then she chooses the option “Delayed call”. In the next view she have to write the date and time of the call, and she decides to ask for the taxy on Monday, obviusly, at 1:00 PM. Then she has to put in the pick up address, and she choose in her personal locations the location “Home”, that she had already put in the system after signing up. So the location contains her home address. Then she has to put in the destination address, <text:span text:style-name="T1">and she does it manually. Then she confirms the call. The system waits until monday at 12:50 PM, and then it sends an incoming call to the first taxi in the queue of the zone that contains the pick up address. In this case, no confirmation from the user is necessary. So the first taxi driver, named Jhon, decides to accept the call, that is automatically confirmed by the system, which removes Jhon from the queue. He starts from his position and reach the pick up address, waiting for Silvia to come in. She arrives few minutes after 13, and they can finally go to the Airport. When the taxi arrives there, he click on the “available” button on his device and the system puts him in the queue of the zone he reached with this ride.</text:span></text:p>
      <text:p text:style-name="P1"/>
      <text:p text:style-name="P2">Teo Gazz has just send an immediate call for a taxi in his actual position: he just finished work and he wants to go home. So Jenny, the taxi driver who received the call and accepted it, is coming to the pick up place he chose. Unfortunately, a Teo's coworker comes out form the office, searching for him: there is a huge problem in the office and he needs him to resolve it. So Teo runs back to the office with him, forgetting <text:span text:style-name="T2">to cancel the call. So when Jenny arrives a the pick up place, noone is there. She waits 10 minutes, the she tries to call Teo: she saw his number in the call's informations. But noone is answering: Teo is too busy now to care aboute the phone ringing. So Jenny has no choice. She signals a blank call to the System, that put the last call of Teo in the list of his blank calls. Then the system automatically free jenny and puts her back into the queue of the zone, at the first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6:05:59.644052203</meta:creation-date>
    <dc:date>2015-11-06T16:57:32.215059741</dc:date>
    <meta:editing-duration>PT6M1S</meta:editing-duration>
    <meta:editing-cycles>1</meta:editing-cycles>
    <meta:document-statistic meta:table-count="0" meta:image-count="0" meta:object-count="0" meta:page-count="1" meta:paragraph-count="3" meta:word-count="714" meta:character-count="3727" meta:non-whitespace-character-count="3016"/>
    <meta:generator>LibreOffice/4.2.8.2$Linux_x86 LibreOffice_project/420m0$Build-2</meta:generator>
  </office:meta>
</office:document-meta>
</file>